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Eczar" svg:font-family="Eczar"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2pt" style:text-underline-style="solid" style:text-underline-width="auto" style:text-underline-color="font-color" fo:font-weight="bold" officeooo:rsid="0070f7f5" officeooo:paragraph-rsid="0070f7f5" style:font-size-asian="12pt" style:font-weight-asian="bold" style:font-size-complex="12pt" style:font-weight-complex="bold"/>
    </style:style>
    <style:style style:name="P2" style:family="paragraph" style:parent-style-name="Standard">
      <style:paragraph-properties fo:text-align="center" style:justify-single-word="false"/>
      <style:text-properties style:font-name="Times New Roman" fo:font-size="12pt" style:text-underline-style="solid" style:text-underline-width="auto" style:text-underline-color="font-color" fo:font-weight="bold" officeooo:rsid="00060529" officeooo:paragraph-rsid="00060529"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0a896a4" officeooo:paragraph-rsid="00a896a4"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Times New Roman" fo:font-size="12pt" style:text-underline-style="none" fo:font-weight="normal" officeooo:rsid="00060529" officeooo:paragraph-rsid="00060529"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Times New Roman" fo:font-size="12pt" style:text-underline-style="none" fo:font-weight="normal" officeooo:rsid="00a896a4" officeooo:paragraph-rsid="00a896a4"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Times New Roman" fo:font-size="12pt" style:text-underline-style="none" fo:font-weight="normal" officeooo:rsid="00a8bc43" officeooo:paragraph-rsid="00aa254d"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Times New Roman" fo:font-size="12pt" style:text-underline-style="none" fo:font-weight="normal" officeooo:rsid="00a8bc43" officeooo:paragraph-rsid="00abdd26"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Times New Roman" fo:font-size="12pt" style:text-underline-style="none" fo:font-weight="normal" officeooo:rsid="00a8bc43" officeooo:paragraph-rsid="00af48b8"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 fo:font-size="12pt" style:text-underline-style="none" fo:font-weight="normal" officeooo:rsid="00a8bc43" officeooo:paragraph-rsid="00b2d18a"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Times New Roman" fo:font-size="12pt" style:text-underline-style="none" fo:font-weight="normal" officeooo:rsid="00a8bc43" officeooo:paragraph-rsid="00b36a12"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Times New Roman" fo:font-size="12pt" style:text-underline-style="none" fo:font-weight="normal" officeooo:rsid="00a8bc43" officeooo:paragraph-rsid="00b42eab"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Times New Roman" fo:font-size="12pt" style:text-underline-style="none" fo:font-weight="normal" officeooo:rsid="00a8bc43" officeooo:paragraph-rsid="00b66761"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Times New Roman" fo:font-size="12pt" style:text-underline-style="none" fo:font-weight="normal" officeooo:rsid="00bb596f" officeooo:paragraph-rsid="00bb596f"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Times New Roman" fo:font-size="12pt" style:text-underline-style="none" fo:font-weight="normal" officeooo:rsid="00bdb121" officeooo:paragraph-rsid="00bdb121"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Times New Roman" fo:font-size="12pt" style:text-underline-style="none" fo:font-weight="normal" officeooo:rsid="00bf8317" officeooo:paragraph-rsid="00bf8317"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Times New Roman" fo:font-size="12pt" style:text-underline-style="none" fo:font-weight="normal" officeooo:rsid="00c22362" officeooo:paragraph-rsid="00c22362"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Times New Roman" fo:font-size="12pt" style:text-underline-style="none" fo:font-weight="normal" officeooo:rsid="00c2bc4d" officeooo:paragraph-rsid="00c2bc4d" style:font-size-asian="12pt" style:font-weight-asian="normal" style:font-size-complex="12pt" style:font-weight-complex="normal"/>
    </style:style>
    <style:style style:name="P18" style:family="paragraph" style:parent-style-name="Standard">
      <style:paragraph-properties fo:text-align="start" style:justify-single-word="false" fo:break-before="page"/>
      <style:text-properties style:font-name="Times New Roman" fo:font-size="12pt" style:text-underline-style="none" fo:font-weight="normal" officeooo:rsid="00b6eec4" officeooo:paragraph-rsid="00b6eec4"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Times New Roman" fo:font-size="12pt" style:text-underline-style="none" fo:font-weight="normal" officeooo:rsid="00aa254d" officeooo:paragraph-rsid="00ab49dc"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Times New Roman" fo:font-size="12pt" style:text-underline-style="none" fo:font-weight="normal" officeooo:rsid="00a8bc43" officeooo:paragraph-rsid="00c4bbcb"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Times New Roman" fo:font-size="12pt" style:text-underline-style="none" fo:font-weight="normal" officeooo:rsid="00c3bae4" officeooo:paragraph-rsid="00c3bae4"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Times New Roman" fo:font-size="12pt" style:text-underline-style="none" fo:font-weight="normal" officeooo:rsid="00ccd6ff" officeooo:paragraph-rsid="00ccd6ff"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Times New Roman" fo:font-size="12pt" style:text-underline-style="none" fo:font-weight="normal" officeooo:rsid="00cec954" officeooo:paragraph-rsid="00cec954"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Times New Roman" fo:font-size="12pt" fo:font-style="normal" style:text-underline-style="none" fo:font-weight="normal" officeooo:rsid="00ab49dc" officeooo:paragraph-rsid="00abdd26"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Times New Roman" fo:font-size="12pt" fo:font-style="normal" style:text-underline-style="none" fo:font-weight="normal" officeooo:rsid="00ac9c65" officeooo:paragraph-rsid="00ac9c65"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font-name="Times New Roman" fo:font-size="12pt" fo:font-style="normal" style:text-underline-style="none" fo:font-weight="normal" officeooo:rsid="00ac9c65" officeooo:paragraph-rsid="00aceace"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font-name="Times New Roman" fo:font-size="12pt" fo:font-style="normal" style:text-underline-style="none" fo:font-weight="normal" officeooo:rsid="00af48b8" officeooo:paragraph-rsid="00af48b8"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Times New Roman" fo:font-size="12pt" fo:font-style="normal" style:text-underline-style="none" fo:font-weight="normal" officeooo:rsid="00af48b8" officeooo:paragraph-rsid="00b0f1fb"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Times New Roman" fo:font-size="12pt" fo:font-style="normal" style:text-underline-style="none" fo:font-weight="normal" officeooo:rsid="00b0f1fb" officeooo:paragraph-rsid="00b0f1fb"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Times New Roman" fo:font-size="12pt" fo:font-style="normal" style:text-underline-style="none" fo:font-weight="normal" officeooo:rsid="00b2d18a" officeooo:paragraph-rsid="00b2d18a"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font-name="Times New Roman" fo:font-size="12pt" fo:font-style="normal" style:text-underline-style="none" fo:font-weight="normal" officeooo:rsid="00b34b46" officeooo:paragraph-rsid="00b36a12"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Times New Roman" fo:font-size="12pt" fo:font-style="normal" style:text-underline-style="none" fo:font-weight="normal" officeooo:rsid="00b42eab" officeooo:paragraph-rsid="00b42eab"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Times New Roman" fo:font-size="12pt" fo:font-style="normal" style:text-underline-style="none" fo:font-weight="normal" officeooo:rsid="00b5527b" officeooo:paragraph-rsid="00b66761"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Times New Roman" fo:font-size="12pt" fo:font-style="normal" style:text-underline-style="none" fo:font-weight="normal" officeooo:rsid="00bac71a" officeooo:paragraph-rsid="00b6eec4"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Times New Roman" fo:font-size="12pt" fo:font-style="normal" style:text-underline-style="none" fo:font-weight="normal" officeooo:rsid="00bcb626" officeooo:paragraph-rsid="00bb596f"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Times New Roman" fo:font-size="12pt" fo:font-style="normal" style:text-underline-style="none" fo:font-weight="normal" officeooo:rsid="00be26e9" officeooo:paragraph-rsid="00be26e9"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Times New Roman" fo:font-size="12pt" fo:font-style="normal" style:text-underline-style="none" fo:font-weight="normal" officeooo:rsid="00bf8317" officeooo:paragraph-rsid="00bf8317"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Times New Roman" fo:font-size="12pt" fo:font-style="normal" style:text-underline-style="none" fo:font-weight="normal" officeooo:rsid="00c10431" officeooo:paragraph-rsid="00bf8317"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Times New Roman" fo:font-size="12pt" fo:font-style="normal" style:text-underline-style="none" fo:font-weight="normal" officeooo:rsid="00c22362" officeooo:paragraph-rsid="00c22362"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Times New Roman" fo:font-size="12pt" fo:font-style="normal" style:text-underline-style="none" fo:font-weight="normal" officeooo:rsid="00c3b5af" officeooo:paragraph-rsid="00c2bc4d"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0cbe5ec" officeooo:paragraph-rsid="00cbe5ec" style:font-size-asian="12pt" style:font-weight-asian="normal" style:font-size-complex="12pt" style:font-weight-complex="normal"/>
    </style:style>
    <style:style style:name="P42" style:family="paragraph" style:parent-style-name="Standard" style:list-style-name="L1">
      <style:paragraph-properties fo:text-align="start" style:justify-single-word="false"/>
      <style:text-properties officeooo:paragraph-rsid="00cec954"/>
    </style:style>
    <style:style style:name="P43" style:family="paragraph" style:parent-style-name="Standard" style:list-style-name="L1">
      <style:paragraph-properties fo:text-align="start" style:justify-single-word="false"/>
      <style:text-properties officeooo:rsid="00dc1a1a" officeooo:paragraph-rsid="00dc1a1a"/>
    </style:style>
    <style:style style:name="P44" style:family="paragraph" style:parent-style-name="Standard" style:list-style-name="L1">
      <style:paragraph-properties fo:text-align="start" style:justify-single-word="false"/>
      <style:text-properties officeooo:rsid="00e16cfe" officeooo:paragraph-rsid="00e16cfe"/>
    </style:style>
    <style:style style:name="P45" style:family="paragraph" style:parent-style-name="Standard" style:list-style-name="L1">
      <style:paragraph-properties fo:text-align="start" style:justify-single-word="false"/>
      <style:text-properties officeooo:rsid="00eca341" officeooo:paragraph-rsid="00eca341"/>
    </style:style>
    <style:style style:name="P46" style:family="paragraph" style:parent-style-name="Standard" style:list-style-name="L1">
      <style:paragraph-properties fo:text-align="start" style:justify-single-word="false"/>
      <style:text-properties officeooo:rsid="00ee8588" officeooo:paragraph-rsid="00ee8588"/>
    </style:style>
    <style:style style:name="P47" style:family="paragraph" style:parent-style-name="Standard" style:list-style-name="L1">
      <style:paragraph-properties fo:text-align="start" style:justify-single-word="false" fo:break-before="page"/>
      <style:text-properties officeooo:rsid="00f92cca" officeooo:paragraph-rsid="00f92cca"/>
    </style:style>
    <style:style style:name="T1" style:family="text">
      <style:text-properties style:text-underline-style="none"/>
    </style:style>
    <style:style style:name="T2" style:family="text">
      <style:text-properties officeooo:rsid="00a8e13a"/>
    </style:style>
    <style:style style:name="T3" style:family="text">
      <style:text-properties fo:font-style="italic" officeooo:rsid="00aa254d" style:font-style-asian="italic" style:font-style-complex="italic"/>
    </style:style>
    <style:style style:name="T4" style:family="text">
      <style:text-properties fo:font-style="italic" officeooo:rsid="00ab49d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aceace" style:font-style-asian="normal" style:font-style-complex="normal"/>
    </style:style>
    <style:style style:name="T7" style:family="text">
      <style:text-properties fo:font-style="normal" officeooo:rsid="00aedaca" style:font-style-asian="normal" style:font-style-complex="normal"/>
    </style:style>
    <style:style style:name="T8" style:family="text">
      <style:text-properties fo:font-style="normal" officeooo:rsid="00af48b8" style:font-style-asian="normal" style:font-style-complex="normal"/>
    </style:style>
    <style:style style:name="T9" style:family="text">
      <style:text-properties fo:font-style="normal" officeooo:rsid="00b0f1fb" style:font-style-asian="normal" style:font-style-complex="normal"/>
    </style:style>
    <style:style style:name="T10" style:family="text">
      <style:text-properties fo:font-style="normal" officeooo:rsid="00b2d18a" style:font-style-asian="normal" style:font-style-complex="normal"/>
    </style:style>
    <style:style style:name="T11" style:family="text">
      <style:text-properties fo:font-style="normal" officeooo:rsid="00b34b46" style:font-style-asian="normal" style:font-style-complex="normal"/>
    </style:style>
    <style:style style:name="T12" style:family="text">
      <style:text-properties fo:font-style="normal" officeooo:rsid="00b36a12" style:font-style-asian="normal" style:font-style-complex="normal"/>
    </style:style>
    <style:style style:name="T13" style:family="text">
      <style:text-properties fo:font-style="normal" officeooo:rsid="00b42eab" style:font-style-asian="normal" style:font-style-complex="normal"/>
    </style:style>
    <style:style style:name="T14" style:family="text">
      <style:text-properties fo:font-style="normal" officeooo:rsid="00b5527b" style:font-style-asian="normal" style:font-style-complex="normal"/>
    </style:style>
    <style:style style:name="T15" style:family="text">
      <style:text-properties fo:font-style="normal" officeooo:rsid="00b66761" style:font-style-asian="normal" style:font-style-complex="normal"/>
    </style:style>
    <style:style style:name="T16" style:family="text">
      <style:text-properties fo:font-style="normal" officeooo:rsid="00b6cd77" style:font-style-asian="normal" style:font-style-complex="normal"/>
    </style:style>
    <style:style style:name="T17" style:family="text">
      <style:text-properties fo:font-style="normal" officeooo:rsid="00b7ef0b" style:font-style-asian="normal" style:font-style-complex="normal"/>
    </style:style>
    <style:style style:name="T18" style:family="text">
      <style:text-properties fo:font-style="normal" officeooo:rsid="00b930e9" style:font-style-asian="normal" style:font-style-complex="normal"/>
    </style:style>
    <style:style style:name="T19" style:family="text">
      <style:text-properties fo:font-style="normal" officeooo:rsid="00bac71a" style:font-style-asian="normal" style:font-style-complex="normal"/>
    </style:style>
    <style:style style:name="T20" style:family="text">
      <style:text-properties fo:font-style="normal" officeooo:rsid="00bcb626" style:font-style-asian="normal" style:font-style-complex="normal"/>
    </style:style>
    <style:style style:name="T21" style:family="text">
      <style:text-properties fo:font-style="normal" officeooo:rsid="00c10431" style:font-style-asian="normal" style:font-style-complex="normal"/>
    </style:style>
    <style:style style:name="T22" style:family="text">
      <style:text-properties fo:font-style="normal" officeooo:rsid="00c3b5af" style:font-style-asian="normal" style:font-style-complex="normal"/>
    </style:style>
    <style:style style:name="T23" style:family="text">
      <style:text-properties fo:font-style="normal" officeooo:rsid="00ca27c1" style:font-style-asian="normal" style:font-style-complex="normal"/>
    </style:style>
    <style:style style:name="T24" style:family="text">
      <style:text-properties fo:font-style="normal" officeooo:rsid="00cacc79" style:font-style-asian="normal" style:font-style-complex="normal"/>
    </style:style>
    <style:style style:name="T25" style:family="text">
      <style:text-properties fo:font-style="normal" officeooo:rsid="00cb872b" style:font-style-asian="normal" style:font-style-complex="normal"/>
    </style:style>
    <style:style style:name="T26" style:family="text">
      <style:text-properties fo:font-style="normal" officeooo:rsid="00cbb286" style:font-style-asian="normal" style:font-style-complex="normal"/>
    </style:style>
    <style:style style:name="T27" style:family="text">
      <style:text-properties fo:font-style="normal" officeooo:rsid="00cd7952" style:font-style-asian="normal" style:font-style-complex="normal"/>
    </style:style>
    <style:style style:name="T28" style:family="text">
      <style:text-properties fo:font-style="normal" style:text-underline-style="solid" style:text-underline-width="auto" style:text-underline-color="font-color" officeooo:rsid="00b66761" style:font-style-asian="normal" style:font-style-complex="normal"/>
    </style:style>
    <style:style style:name="T29" style:family="text">
      <style:text-properties fo:font-style="normal" style:text-underline-style="solid" style:text-underline-width="auto" style:text-underline-color="font-color" officeooo:rsid="00c4bbcb" style:font-style-asian="normal" style:font-style-complex="normal"/>
    </style:style>
    <style:style style:name="T30" style:family="text">
      <style:text-properties officeooo:rsid="00c824f8"/>
    </style:style>
    <style:style style:name="T31" style:family="text">
      <style:text-properties officeooo:rsid="00c9dbf8"/>
    </style:style>
    <style:style style:name="T32"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33" style:family="text">
      <style:text-properties style:font-name="Times New Roman" fo:font-size="12pt" fo:font-style="normal" style:text-underline-style="none" fo:font-weight="normal" officeooo:rsid="00d5d5ab" style:font-size-asian="12pt" style:font-style-asian="normal" style:font-weight-asian="normal" style:font-size-complex="12pt" style:font-style-complex="normal" style:font-weight-complex="normal"/>
    </style:style>
    <style:style style:name="T34" style:family="text">
      <style:text-properties style:font-name="Times New Roman" fo:font-size="12pt" fo:font-style="normal" style:text-underline-style="none" fo:font-weight="normal" officeooo:rsid="00d0a1fd" style:font-size-asian="12pt" style:font-style-asian="normal" style:font-weight-asian="normal" style:font-size-complex="12pt" style:font-style-complex="normal" style:font-weight-complex="normal"/>
    </style:style>
    <style:style style:name="T35" style:family="text">
      <style:text-properties style:font-name="Times New Roman" fo:font-size="12pt" fo:font-style="normal" style:text-underline-style="none" fo:font-weight="normal" officeooo:rsid="00d193c9" style:font-size-asian="12pt" style:font-style-asian="normal" style:font-weight-asian="normal" style:font-size-complex="12pt" style:font-style-complex="normal" style:font-weight-complex="normal"/>
    </style:style>
    <style:style style:name="T36" style:family="text">
      <style:text-properties style:font-name="Times New Roman" fo:font-size="12pt" fo:font-style="normal" style:text-underline-style="none" fo:font-weight="normal" officeooo:rsid="00d317a2" style:font-size-asian="12pt" style:font-style-asian="normal" style:font-weight-asian="normal" style:font-size-complex="12pt" style:font-style-complex="normal" style:font-weight-complex="normal"/>
    </style:style>
    <style:style style:name="T37" style:family="text">
      <style:text-properties style:font-name="Times New Roman" fo:font-size="12pt" fo:font-style="normal" style:text-underline-style="none" fo:font-weight="normal" officeooo:rsid="00d75395" style:font-size-asian="12pt" style:font-style-asian="normal" style:font-weight-asian="normal" style:font-size-complex="12pt" style:font-style-complex="normal" style:font-weight-complex="normal"/>
    </style:style>
    <style:style style:name="T38" style:family="text">
      <style:text-properties style:font-name="Times New Roman" fo:font-size="12pt" fo:font-style="normal" style:text-underline-style="none" fo:font-weight="normal" officeooo:rsid="00d8f6f5" style:font-size-asian="12pt" style:font-style-asian="normal" style:font-weight-asian="normal" style:font-size-complex="12pt" style:font-style-complex="normal" style:font-weight-complex="normal"/>
    </style:style>
    <style:style style:name="T39" style:family="text">
      <style:text-properties style:font-name="Times New Roman" fo:font-size="12pt" fo:font-style="normal" style:text-underline-style="none" fo:font-weight="normal" officeooo:rsid="00da1b9b" style:font-size-asian="12pt" style:font-style-asian="normal" style:font-weight-asian="normal" style:font-size-complex="12pt" style:font-style-complex="normal" style:font-weight-complex="normal"/>
    </style:style>
    <style:style style:name="T40" style:family="text">
      <style:text-properties style:font-name="Times New Roman" fo:font-size="12pt" fo:font-style="normal" style:text-underline-style="none" fo:font-weight="normal" officeooo:rsid="00dbab53" style:font-size-asian="12pt" style:font-style-asian="normal" style:font-weight-asian="normal" style:font-size-complex="12pt" style:font-style-complex="normal" style:font-weight-complex="normal"/>
    </style:style>
    <style:style style:name="T41" style:family="text">
      <style:text-properties style:font-name="Times New Roman" fo:font-size="12pt" fo:font-style="normal" style:text-underline-style="none" fo:font-weight="normal" officeooo:rsid="00dc39aa" style:font-size-asian="12pt" style:font-style-asian="normal" style:font-weight-asian="normal" style:font-size-complex="12pt" style:font-style-complex="normal" style:font-weight-complex="normal"/>
    </style:style>
    <style:style style:name="T42" style:family="text">
      <style:text-properties style:font-name="Times New Roman" fo:font-size="12pt" fo:font-style="normal" style:text-underline-style="none" fo:font-weight="normal" officeooo:rsid="00dc3aae" style:font-size-asian="12pt" style:font-style-asian="normal" style:font-weight-asian="normal" style:font-size-complex="12pt" style:font-style-complex="normal" style:font-weight-complex="normal"/>
    </style:style>
    <style:style style:name="T43" style:family="text">
      <style:text-properties style:font-name="Times New Roman" fo:font-size="12pt" fo:font-style="normal" style:text-underline-style="none" fo:font-weight="normal" officeooo:rsid="00dd9772" style:font-size-asian="12pt" style:font-style-asian="normal" style:font-weight-asian="normal" style:font-size-complex="12pt" style:font-style-complex="normal" style:font-weight-complex="normal"/>
    </style:style>
    <style:style style:name="T44" style:family="text">
      <style:text-properties style:font-name="Times New Roman" fo:font-size="12pt" fo:font-style="normal" style:text-underline-style="none" fo:font-weight="normal" officeooo:rsid="00de4702" style:font-size-asian="12pt" style:font-style-asian="normal" style:font-weight-asian="normal" style:font-size-complex="12pt" style:font-style-complex="normal" style:font-weight-complex="normal"/>
    </style:style>
    <style:style style:name="T45" style:family="text">
      <style:text-properties style:font-name="Times New Roman" fo:font-size="12pt" fo:font-style="normal" style:text-underline-style="none" fo:font-weight="normal" officeooo:rsid="00de6607" style:font-size-asian="12pt" style:font-style-asian="normal" style:font-weight-asian="normal" style:font-size-complex="12pt" style:font-style-complex="normal" style:font-weight-complex="normal"/>
    </style:style>
    <style:style style:name="T46" style:family="text">
      <style:text-properties style:font-name="Times New Roman" fo:font-size="12pt" fo:font-style="normal" style:text-underline-style="none" fo:font-weight="normal" officeooo:rsid="00df2497" style:font-size-asian="12pt" style:font-style-asian="normal" style:font-weight-asian="normal" style:font-size-complex="12pt" style:font-style-complex="normal" style:font-weight-complex="normal"/>
    </style:style>
    <style:style style:name="T47" style:family="text">
      <style:text-properties style:font-name="Times New Roman" fo:font-size="12pt" fo:font-style="normal" style:text-underline-style="none" fo:font-weight="normal" officeooo:rsid="00df8da4" style:font-size-asian="12pt" style:font-style-asian="normal" style:font-weight-asian="normal" style:font-size-complex="12pt" style:font-style-complex="normal" style:font-weight-complex="normal"/>
    </style:style>
    <style:style style:name="T48" style:family="text">
      <style:text-properties style:font-name="Times New Roman" fo:font-size="12pt" fo:font-style="normal" style:text-underline-style="none" fo:font-weight="normal" officeooo:rsid="00e33ad8" style:font-size-asian="12pt" style:font-style-asian="normal" style:font-weight-asian="normal" style:font-size-complex="12pt" style:font-style-complex="normal" style:font-weight-complex="normal"/>
    </style:style>
    <style:style style:name="T49" style:family="text">
      <style:text-properties style:font-name="Times New Roman" fo:font-size="12pt" fo:font-style="normal" style:text-underline-style="none" fo:font-weight="normal" officeooo:rsid="00e35fa3" style:font-size-asian="12pt" style:font-style-asian="normal" style:font-weight-asian="normal" style:font-size-complex="12pt" style:font-style-complex="normal" style:font-weight-complex="normal"/>
    </style:style>
    <style:style style:name="T50" style:family="text">
      <style:text-properties style:font-name="Times New Roman" fo:font-size="12pt" fo:font-style="normal" style:text-underline-style="none" fo:font-weight="normal" officeooo:rsid="00e3ad53" style:font-size-asian="12pt" style:font-style-asian="normal" style:font-weight-asian="normal" style:font-size-complex="12pt" style:font-style-complex="normal" style:font-weight-complex="normal"/>
    </style:style>
    <style:style style:name="T51" style:family="text">
      <style:text-properties style:font-name="Times New Roman" fo:font-size="12pt" fo:font-style="normal" style:text-underline-style="none" fo:font-weight="normal" officeooo:rsid="00e4044e" style:font-size-asian="12pt" style:font-style-asian="normal" style:font-weight-asian="normal" style:font-size-complex="12pt" style:font-style-complex="normal" style:font-weight-complex="normal"/>
    </style:style>
    <style:style style:name="T52" style:family="text">
      <style:text-properties style:font-name="Times New Roman" fo:font-size="12pt" fo:font-style="normal" style:text-underline-style="none" fo:font-weight="normal" officeooo:rsid="00e5fd1d" style:font-size-asian="12pt" style:font-style-asian="normal" style:font-weight-asian="normal" style:font-size-complex="12pt" style:font-style-complex="normal" style:font-weight-complex="normal"/>
    </style:style>
    <style:style style:name="T53" style:family="text">
      <style:text-properties style:font-name="Times New Roman" fo:font-size="12pt" fo:font-style="normal" style:text-underline-style="none" fo:font-weight="normal" officeooo:rsid="00e7e4a5" style:font-size-asian="12pt" style:font-style-asian="normal" style:font-weight-asian="normal" style:font-size-complex="12pt" style:font-style-complex="normal" style:font-weight-complex="normal"/>
    </style:style>
    <style:style style:name="T54" style:family="text">
      <style:text-properties style:font-name="Times New Roman" fo:font-size="12pt" fo:font-style="normal" style:text-underline-style="none" fo:font-weight="normal" officeooo:rsid="00e868fd" style:font-size-asian="12pt" style:font-style-asian="normal" style:font-weight-asian="normal" style:font-size-complex="12pt" style:font-style-complex="normal" style:font-weight-complex="normal"/>
    </style:style>
    <style:style style:name="T55" style:family="text">
      <style:text-properties style:font-name="Times New Roman" fo:font-size="12pt" fo:font-style="normal" style:text-underline-style="none" fo:font-weight="normal" officeooo:rsid="00ea58b2" style:font-size-asian="12pt" style:font-style-asian="normal" style:font-weight-asian="normal" style:font-size-complex="12pt" style:font-style-complex="normal" style:font-weight-complex="normal"/>
    </style:style>
    <style:style style:name="T56" style:family="text">
      <style:text-properties style:font-name="Times New Roman" fo:font-size="12pt" fo:font-style="normal" style:text-underline-style="none" fo:font-weight="normal" officeooo:rsid="00eab140" style:font-size-asian="12pt" style:font-style-asian="normal" style:font-weight-asian="normal" style:font-size-complex="12pt" style:font-style-complex="normal" style:font-weight-complex="normal"/>
    </style:style>
    <style:style style:name="T57" style:family="text">
      <style:text-properties style:font-name="Times New Roman" fo:font-size="12pt" fo:font-style="normal" style:text-underline-style="none" fo:font-weight="normal" officeooo:rsid="00ef513d" style:font-size-asian="12pt" style:font-style-asian="normal" style:font-weight-asian="normal" style:font-size-complex="12pt" style:font-style-complex="normal" style:font-weight-complex="normal"/>
    </style:style>
    <style:style style:name="T58" style:family="text">
      <style:text-properties style:font-name="Times New Roman" fo:font-size="12pt" fo:font-style="normal" style:text-underline-style="none" fo:font-weight="normal" officeooo:rsid="00efbc14" style:font-size-asian="12pt" style:font-style-asian="normal" style:font-weight-asian="normal" style:font-size-complex="12pt" style:font-style-complex="normal" style:font-weight-complex="normal"/>
    </style:style>
    <style:style style:name="T59" style:family="text">
      <style:text-properties style:font-name="Times New Roman" fo:font-size="12pt" fo:font-style="normal" style:text-underline-style="none" fo:font-weight="normal" officeooo:rsid="00efe9b3" style:font-size-asian="12pt" style:font-style-asian="normal" style:font-weight-asian="normal" style:font-size-complex="12pt" style:font-style-complex="normal" style:font-weight-complex="normal"/>
    </style:style>
    <style:style style:name="T60" style:family="text">
      <style:text-properties style:font-name="Times New Roman" fo:font-size="12pt" fo:font-style="normal" style:text-underline-style="none" fo:font-weight="normal" officeooo:rsid="00f06b5d" style:font-size-asian="12pt" style:font-style-asian="normal" style:font-weight-asian="normal" style:font-size-complex="12pt" style:font-style-complex="normal" style:font-weight-complex="normal"/>
    </style:style>
    <style:style style:name="T61" style:family="text">
      <style:text-properties style:font-name="Times New Roman" fo:font-size="12pt" fo:font-style="normal" style:text-underline-style="none" fo:font-weight="normal" officeooo:rsid="00f23e26" style:font-size-asian="12pt" style:font-style-asian="normal" style:font-weight-asian="normal" style:font-size-complex="12pt" style:font-style-complex="normal" style:font-weight-complex="normal"/>
    </style:style>
    <style:style style:name="T62" style:family="text">
      <style:text-properties style:font-name="Times New Roman" fo:font-size="12pt" fo:font-style="normal" style:text-underline-style="none" fo:font-weight="normal" officeooo:rsid="00f3be98" style:font-size-asian="12pt" style:font-style-asian="normal" style:font-weight-asian="normal" style:font-size-complex="12pt" style:font-style-complex="normal" style:font-weight-complex="normal"/>
    </style:style>
    <style:style style:name="T63" style:family="text">
      <style:text-properties style:font-name="Times New Roman" fo:font-size="12pt" fo:font-style="normal" style:text-underline-style="none" fo:font-weight="normal" officeooo:rsid="00f58663" style:font-size-asian="12pt" style:font-style-asian="normal" style:font-weight-asian="normal" style:font-size-complex="12pt" style:font-style-complex="normal" style:font-weight-complex="normal"/>
    </style:style>
    <style:style style:name="T64" style:family="text">
      <style:text-properties style:font-name="Times New Roman" fo:font-size="12pt" fo:font-style="normal" style:text-underline-style="none" fo:font-weight="normal" officeooo:rsid="00f76b2c" style:font-size-asian="12pt" style:font-style-asian="normal" style:font-weight-asian="normal" style:font-size-complex="12pt" style:font-style-complex="normal" style:font-weight-complex="normal"/>
    </style:style>
    <style:style style:name="T65" style:family="text">
      <style:text-properties style:font-name="Times New Roman" fo:font-size="12pt" fo:font-style="normal" style:text-underline-style="none" fo:font-weight="normal" officeooo:rsid="00fabb6a" style:font-size-asian="12pt" style:font-style-asian="normal" style:font-weight-asian="normal" style:font-size-complex="12pt" style:font-style-complex="normal" style:font-weight-complex="normal"/>
    </style:style>
    <style:style style:name="T66" style:family="text">
      <style:text-properties style:font-name="Times New Roman" fo:font-size="12pt" fo:font-style="normal" style:text-underline-style="none" fo:font-weight="normal" officeooo:rsid="00fbe4bd" style:font-size-asian="12pt" style:font-style-asian="normal" style:font-weight-asian="normal" style:font-size-complex="12pt" style:font-style-complex="normal" style:font-weight-complex="normal"/>
    </style:style>
    <style:style style:name="T67" style:family="text">
      <style:text-properties style:font-name="Times New Roman" fo:font-size="12pt" fo:font-style="normal" style:text-underline-style="none" fo:font-weight="normal" officeooo:rsid="00fd0338" style:font-size-asian="12pt" style:font-style-asian="normal" style:font-weight-asian="normal" style:font-size-complex="12pt" style:font-style-complex="normal" style:font-weight-complex="normal"/>
    </style:style>
    <style:style style:name="T68" style:family="text">
      <style:text-properties style:font-name="Times New Roman" fo:font-size="12pt" fo:font-style="normal" style:text-underline-style="none" fo:font-weight="normal" officeooo:rsid="00fdc0cd" style:font-size-asian="12pt" style:font-style-asian="normal" style:font-weight-asian="normal" style:font-size-complex="12pt" style:font-style-complex="normal" style:font-weight-complex="normal"/>
    </style:style>
    <style:style style:name="T69" style:family="text">
      <style:text-properties style:font-name="Times New Roman" fo:font-size="12pt" fo:font-style="normal" style:text-underline-style="none" fo:font-weight="normal" officeooo:rsid="00ff9101" style:font-size-asian="12pt" style:font-style-asian="normal" style:font-weight-asian="normal" style:font-size-complex="12pt" style:font-style-complex="normal" style:font-weight-complex="normal"/>
    </style:style>
    <style:style style:name="T70" style:family="text">
      <style:text-properties style:font-name="Times New Roman" fo:font-size="12pt" fo:font-style="normal" style:text-underline-style="none" fo:font-weight="normal" officeooo:rsid="01014dd0" style:font-size-asian="12pt" style:font-style-asian="normal" style:font-weight-asian="normal" style:font-size-complex="12pt" style:font-style-complex="normal" style:font-weight-complex="normal"/>
    </style:style>
    <style:style style:name="T71" style:family="text">
      <style:text-properties style:font-name="Times New Roman" fo:font-size="12pt" fo:font-style="normal" style:text-underline-style="none" fo:font-weight="normal" officeooo:rsid="0101b20f" style:font-size-asian="12pt" style:font-style-asian="normal" style:font-weight-asian="normal" style:font-size-complex="12pt" style:font-style-complex="normal" style:font-weight-complex="normal"/>
    </style:style>
    <style:style style:name="T72" style:family="text">
      <style:text-properties style:font-name="Times New Roman" fo:font-size="12pt" fo:font-style="normal" style:text-underline-style="solid" style:text-underline-width="auto" style:text-underline-color="font-color" fo:font-weight="normal" officeooo:rsid="00d75395" style:font-size-asian="12pt" style:font-style-asian="normal" style:font-weight-asian="normal" style:font-size-complex="12pt" style:font-style-complex="normal" style:font-weight-complex="normal"/>
    </style:style>
    <style:style style:name="T73" style:family="text">
      <style:text-properties style:font-name="Times New Roman" fo:font-size="12pt" fo:font-style="normal" style:text-underline-style="solid" style:text-underline-width="auto" style:text-underline-color="font-color" fo:font-weight="normal" officeooo:rsid="00e5fd1d" style:font-size-asian="12pt" style:font-style-asian="normal" style:font-weight-asian="normal"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tions Internationales</text:p>
      <text:p text:style-name="P2"/>
      <text:p text:style-name="P4"/>
      <text:p text:style-name="P4"/>
      <text:p text:style-name="P3">Fonctionnement des RI <text:span text:style-name="T1">:</text:span></text:p>
      <text:p text:style-name="P5"/>
      <text:p text:style-name="P5"/>
      <text:p text:style-name="P3">I. Principe et fonctionnement des RI :</text:p>
      <text:p text:style-name="P3"/>
      <text:p text:style-name="P5"/>
      <text:p text:style-name="P20"><text:span text:style-name="T29">A) Depuis le traité de Westphalie</text:span></text:p>
      <text:p text:style-name="P20"><text:span text:style-name="T29"/></text:p>
      <text:p text:style-name="P20">Après le traité <text:span text:style-name="T2">de Westphalie l’État est basé sur la souveraineté comme principe central. Les États sont égaux et aucun État n’est supérieur à un autre, cela afin de neutraliser l’orgueil des États et les débordements de souveraineté. Sans ce principe le système est soumis aux guerres perpétuelles.</text:span></text:p>
      <text:p text:style-name="P6"/>
      <text:p text:style-name="P19">La souveraineté est donc l’élément juridique essentiel, car sans souveraineté il n’y a pas d’État.</text:p>
      <text:p text:style-name="P7"><text:span text:style-name="T3">« </text:span><text:span text:style-name="T4">Le pouvoir étatique, lui même pouvoir de droit (en raison de son institutionnalisation), originaire (c’est à dire ne dérivant d’aucun autres pouvoirs), et suprême (en ce qu’il n’est pas d’égal dans l’ordre interne ni de supérieur dans l’ordre international, où il n’est limité que par lui même et le droit international). »</text:span></text:p>
      <text:p text:style-name="P24"/>
      <text:p text:style-name="P25">Pouvoir de droit : Capacité de l’état à exercer son pouvoir qui va devenir pouvoir de droit (organisation constitutionnel et juridique).</text:p>
      <text:p text:style-name="P26">Originaire : Souveraineté de l’État et rien d’autre (sa capacité d’État).</text:p>
      <text:p text:style-name="P8"><text:span text:style-name="T6">Suprême : Souveraineté au dessus de tout le reste. Au niveau international cela signifie pas d’État (et donc de souveraineté) supérieure à une autre, sauf si l’État l’a lui même décidé, </text:span><text:span text:style-name="T7">on parle alors de transfert de souverain</text:span><text:span text:style-name="T8">eté.</text:span></text:p>
      <text:p text:style-name="P27"/>
      <text:p text:style-name="P28">Dans le Commonwealth on dit que la souveraineté est soumise à la volonté et non à la force.</text:p>
      <text:p text:style-name="P28"/>
      <text:p text:style-name="P29">La souveraineté permet donc de constituer son ordre juridique interne, mais aussi d’exister sur la scène international via :</text:p>
      <text:p text:style-name="P29">- Le respect du principe de non ingérence</text:p>
      <text:p text:style-name="P9"><text:span text:style-name="T9">- </text:span><text:span text:style-name="T10">La reconnaissance de la plénitude de l’État pour réguler, contrôler, …, sont territoire</text:span></text:p>
      <text:p text:style-name="P30">- Le droit de contracter internationalement et de pratiquer l’exercice de sa souveraineté, via sa personnalité juridique</text:p>
      <text:p text:style-name="P10"><text:span text:style-name="T10">- Le droit à la reconnaissance et à la représentation international de l’État via les </text:span><text:span text:style-name="T11">représentations diplomatiques</text:span></text:p>
      <text:p text:style-name="P31"/>
      <text:p text:style-name="P11"><text:span text:style-name="T12">La notion d’immunité diplomatique est elle-même fondée sur la s</text:span><text:span text:style-name="T13">ouveraineté.</text:span></text:p>
      <text:p text:style-name="P32"/>
      <text:p text:style-name="P12"><text:span text:style-name="T13">La représentation diplomatique, est l’émanation de l’État sur la SI, dans un pays une ambassade ne se soumet pas à la souveraineté du pays hôte. </text:span><text:span text:style-name="T14">Afin de garantir l’égalité des souveraineté étrangère, les représentants diplomatiques disposent donc de l’immunité.</text:span></text:p>
      <text:p text:style-name="P33"/>
      <text:p text:style-name="P12"><text:span text:style-name="T15">L’État hôte lui peut uniquement agir sur la nomination des ambassadeurs, il peut aussi déclarer des ambassadeurs </text:span><text:span text:style-name="T28">Persona non grata</text:span><text:span text:style-name="T15">, il s’agit là de la sanction politique ultime. </text:span><text:span text:style-name="T16">L’État peut aussi demander de lever l’immunité diplomatique en cas de crime grave d’un diplomate.</text:span></text:p>
      <text:p text:style-name="P18"><text:span text:style-name="T16">L</text:span><text:span text:style-name="T5">es États sont postulés égaux de par leurs même statut juridique, si ce n’était pas le cas le SI ne fonctionnerais pas. </text:span><text:span text:style-name="T17">Il y a une égalité de droit et non de fait (lié à leurs puissances). </text:span><text:span text:style-name="T18">C’est essentiel pour le fonctionnement du SI </text:span><text:span text:style-name="T19">(sauf inégalités correctrices).</text:span></text:p>
      <text:p text:style-name="P34"/>
      <text:p text:style-name="P13"><text:span text:style-name="T19">P</text:span><text:span text:style-name="T5">rincipe de non ingérence : Encouragement à la non intervention, sinon remise en cause du SI, principe de l’État au centre de la scène international. Pas de souveraineté supérieur à une autre, </text:span><text:span text:style-name="T20">afin de protéger l’État.</text:span></text:p>
      <text:p text:style-name="P35"/>
      <text:p text:style-name="P35"/>
      <text:p text:style-name="P14"><text:span text:style-name="T20">A</text:span><text:span text:style-name="T5">u milieu du XIXème siècle à lieu une révolution :</text:span></text:p>
      <text:p text:style-name="P14"/>
      <text:p text:style-name="P36">La sainte alliance et la domination de l’Europe centrale avec les Empires germaniques qui agissent en maîtres.</text:p>
      <text:p text:style-name="P37">Mais face à cet interventionnisme de cette alliance après Napoléon, les guerres civiles et les révoltes germent et on<text:span text:style-name="T30">t</text:span> décid<text:span text:style-name="T30">é</text:span> de limiter les interventions → <text:span text:style-name="T31">création du </text:span>principe de non ingérence :</text:p>
      <text:p text:style-name="P37"/>
      <text:p text:style-name="P15"><text:span text:style-name="T5">- </text:span><text:span text:style-name="T21">L’État a une compétence territoriale exclusive sur laquelle on ne peut empiéter</text:span></text:p>
      <text:p text:style-name="P38">- Un État s’oblige à ne pas donner refuge sur son territoire à une personne dont l’objectif est la déstabilisation d’un autre État, par respect pour ce dernier</text:p>
      <text:p text:style-name="P38">- En cas de guerre civile dans un État, les autres doivent s’abstenir de porter secours aux insurgés contre la population locale</text:p>
      <text:p text:style-name="P38"/>
      <text:p text:style-name="P16"><text:span text:style-name="T21">C</text:span><text:span text:style-name="T5">es principes coutumiers au sein des nations unis (dans la charte), et dans de nombreux textes </text:span><text:span text:style-name="T23">sont </text:span><text:span text:style-name="T5">souvent remis en avant via de nombreuses résolutions, arrêts, …</text:span></text:p>
      <text:p text:style-name="P39"/>
      <text:p text:style-name="P17"><text:span text:style-name="T5">De nos jours la vrai difficulté est de s’entendre sur la définition du principe de non ingérence, avec aucune </text:span><text:span text:style-name="T22">exception</text:span><text:span text:style-name="T5"> ? </text:span><text:span text:style-name="T22">Qu’est-ce qu’on peut accepter au niveau de la souveraineté ?</text:span></text:p>
      <text:p text:style-name="P40"/>
      <text:p text:style-name="P21"><text:span text:style-name="T22">L</text:span><text:span text:style-name="T5">e SI est aussi basé sur le principe de bonne foi : les États se doivent de faire preuve de bonne foi et souscrire à engagement uniquement dans le but de le respecter, sinon il pourrait s’exposer à des sanctions. </text:span><text:span text:style-name="T24">De base on postule </text:span><text:span text:style-name="T25">de </text:span><text:span text:style-name="T24">la bonne foi de tous les contractants jusqu’à preuve du contraire.<text:line-break/></text:span><text:span text:style-name="T26">La légitimité du SI est basé sur ce principe de bonne foi.</text:span></text:p>
      <text:p text:style-name="P21"><text:span text:style-name="T26"/></text:p>
      <text:p text:style-name="P21"><text:span text:style-name="T26"/></text:p>
      <text:p text:style-name="P41"><text:span text:style-name="T26">B</text:span><text:span text:style-name="T5">) Principe d’après 1945</text:span></text:p>
      <text:p text:style-name="P41"><text:span text:style-name="T5"/></text:p>
      <text:p text:style-name="P41"><text:span text:style-name="T5"/></text:p>
      <text:p text:style-name="P22"><text:span text:style-name="T5">Beaucoup de ces principes sont inscrits dans la charte de l’ONU, mais certains nouveaux principes qui ne sont pas dans la chartes prennent peu à peu de l’importance, </text:span><text:span text:style-name="T27">le principe d’ingérence par exemple.</text:span></text:p>
      <text:p text:style-name="P22"><text:span text:style-name="T27"/></text:p>
      <text:p text:style-name="P23"><text:span text:style-name="T27">1. </text:span><text:span text:style-name="T5">Charte ONU :</text:span></text:p>
      <text:p text:style-name="P23"><text:span text:style-name="T5"/></text:p>
      <text:list xml:id="list4213011654" text:style-name="L1">
        <text:list-item>
          <text:p text:style-name="P42"><text:span text:style-name="T33">I</text:span><text:span text:style-name="T34">nterdiction de l’emploi de la violence (contexte de sortie de la seconde guerre mondiale) :<text:line-break/></text:span><text:span text:style-name="T35">Un État n’est pas sensé en attaquer un autre, sinon il transgresse ce premier principe et s’expose à </text:span><text:span text:style-name="T36">des contre-mesures et</text:span><text:span text:style-name="T35"> intervention</text:span><text:span text:style-name="T36">s </text:span><text:span text:style-name="T35">des autres États. Ce principe est basé sur l’article 2.<text:line-break/></text:span><text:span text:style-name="T33">Ce principe est régulièrement rep</text:span><text:span text:style-name="T37">ris par des résolutions de l’ONU afin de le définir et de le préciser, </text:span><text:span text:style-name="T72">résolution 33-14 du 14 décembre 1974</text:span><text:span text:style-name="T37">.<text:line-break/></text:span><text:span text:style-name="T38">L’acte d’agression est donc strictement proscris en droit international, néanmoins on entend par acte d’agression uniquement les actes d’agression </text:span><text:span text:style-name="T39">armé et non économique</text:span><text:span text:style-name="T40">s</text:span><text:span text:style-name="T39"> ou idéologique</text:span><text:span text:style-name="T40">s</text:span><text:span text:style-name="T39">. </text:span><text:soft-page-break/><text:span text:style-name="T39">Ainsi les acte d’agression dans le cyber-espace sont classés comme des actes d’agression économique et ne rentre pas dans le champ d’application de la charte de l’ONU.</text:span></text:p>
          <text:p text:style-name="P42"><text:span text:style-name="T39"/></text:p>
        </text:list-item>
        <text:list-item>
          <text:p text:style-name="P43"><text:span text:style-name="T39">R</text:span><text:span text:style-name="T32">èglement pacifique des différents :<text:line-break/>Un États s’engage en cas de difficultés avec un autre État a trouver une solution pacifique aux problèmes auquel ils sont confrontés, </text:span><text:span text:style-name="T41">article 1 et 2. <text:line-break/></text:span><text:span text:style-name="T42">Dans le contexte de la charte cela place l’ONU comme un médiateur afin d’éviter de neutraliser des conflits de se matérialiser et de s’aggraver.<text:line-break/></text:span><text:span text:style-name="T43">Pour cela deux moyens différents peuvent être utilisés par les États, la négociation directe ou l’implication d’un tiers </text:span><text:span text:style-name="T44">médiateur. <text:line-break/></text:span><text:span text:style-name="T45">Le tiers médiateur peut être non juridictionnel, il s’agit alors d’un arbitre désigné par les acteurs afin de régler ce différend ; </text:span><text:span text:style-name="T46">l’avantage d’un tel tiers est une confidentialité dans les négociations (négociations de l’ombre). <text:line-break/>Le tiers médiateur peut sinon être un médiateur juridictionnel (CIJ par exemple), </text:span><text:span text:style-name="T47">mais dans ce cas tous les actes sont rendus publiques et la confidentialité n’est pas possible.<text:line-break/>En règle générale les États auront d’abord recours à un tiers médiateur non juridictionnel puis juridictionnel.<text:line-break/></text:span></text:p>
        </text:list-item>
        <text:list-item>
          <text:p text:style-name="P44"><text:span text:style-name="T47">P</text:span><text:span text:style-name="T32">rincipe du droit des peuples à disposer d’eux même (mouvement de décolonisation) :<text:line-break/></text:span><text:span text:style-name="T48">Idée de libérer du joug colonial très présent, </text:span><text:span text:style-name="T49">avec les USA et l’URSS en figure de prou, </text:span><text:span text:style-name="T50">les guerres du XXème siècle ayant eu comme un de leurs motivations premières le contrôle des colonies.<text:line-break/></text:span><text:span text:style-name="T51">Néanmoins ce principe peut aussi devenir un danger pour le système inter-étatique </text:span><text:span text:style-name="T52">entier, la </text:span><text:span text:style-name="T73">résolution 26-25 du 24 octobre 1970</text:span><text:span text:style-name="T52">, précise ce concept. </text:span><text:span text:style-name="T53">Dès lors l’auto-détermination ne peut s’appliquer que sur les colonies ou les États où une répression (religieuse, raciste, …), un discrimination de masse est en appli</text:span><text:span text:style-name="T54">cation.<text:line-break/>Ainsi suite à cette résolution le principe des droits des peuples ne peut s’appliquer à une minorité d’un État souverain. <text:line-break/>De nos jours ce l’application de ce principe s’appuie sur un traitement oppressif d’une minorité, le Kosovo étant l’exemple de référence.<text:line-break/></text:span><text:span text:style-name="T55">De nos jours ce principe est « retourné dans tous les sens », par les mouvement indépendantistes qui s’appliquent à prouver qu’ils sont victimes d’un traitement oppressif, </text:span><text:span text:style-name="T56">la Catalogne est-elle vraiment opprimer par l’État central Espagnol ?</text:span></text:p>
          <text:p text:style-name="P44"><text:span text:style-name="T56"/></text:p>
        </text:list-item>
        <text:list-item>
          <text:p text:style-name="P45"><text:span text:style-name="T56">P</text:span><text:span text:style-name="T32">rincipe du respect des droits de l’homme (suite aux génocides) :</text:span></text:p>
          <text:p text:style-name="P46"><text:span text:style-name="T32">Nécessiter de protéger la personne humaine et ses droits au cours du SI même, </text:span><text:span text:style-name="T57">article 1 et 55.<text:line-break/></text:span><text:span text:style-name="T58">Mais vient alors le problème de la définition des droits de l’homme, qui varie selon les États, en effet leurs cultures et donc leurs droits de l’homme, ne sont pas forcément compatibles avec ceux de la charte de l’ONU, dénoncée comme occidentalo-centrée.<text:line-break/></text:span><text:span text:style-name="T59">La nation de droits de l’homme étant elle-même contestée, sa mise en application et les sanctions associées est donc particulièrement complexe, </text:span><text:span text:style-name="T60">néanmoins quelques droits ne sont quasiment plus contestés. Cela amena la création du droit humanitaire et la création du crime de génocide (CPI).<text:line-break/></text:span><text:span text:style-name="T61">Le droit humanitaire est une tentative de créer un droit impératif supérieur aux autres et devant s’appliquer quelque soit le cadre international.<text:line-break/></text:span><text:span text:style-name="T62">Les droits de l’homme n’ayant donc pas de définition précise à l’ONU, l’objectif de internationalement les droits de l’homme ne sont pas atteints.<text:line-break/></text:span><text:span text:style-name="T63">De plus que faire en cas de non respect de ces droits ? La transgression de ces derniers pour les faire respecter ? Cette négation en soit ne serait-elle pas contre-</text:span><text:span text:style-name="T64">productif ?</text:span></text:p>
          <text:p text:style-name="P47"><text:span text:style-name="T64">I</text:span><text:span text:style-name="T32">l n’y a qu’un prétexte pour justifier une intervention militaire, la menace pour la paix internationale, </text:span><text:span text:style-name="T65">afin d’éviter une généralisation de la guerre. C’est le seul justificatif retenu par l’ONU.<text:line-break/></text:span><text:span text:style-name="T66">Dans ce cas quel est l’intérêt du cadre international ? Celui d’exister, </text:span><text:span text:style-name="T67">car même s’il disfonctionne il créé des entraves aux États puissants, et la dénonciations de plus en plus grande et les punitions qui s’en suivent, évite la loi de plus fort. Cette dénonciation peut aussi fragiliser le pouvoir en place même (exemple des Bushs).<text:line-break/></text:span><text:span text:style-name="T68">De fait plus un cadre existe, plus il est contraignant, moins il sera transgressé. </text:span><text:span text:style-name="T69">L’intégration (dans des organisations régionales par exemple</text:span><text:span text:style-name="T70">), réduit les déviances et augmente les obligation</text:span><text:span text:style-name="T71">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Eczar" svg:font-family="Eczar"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8T13:39:56.110717655</meta:creation-date>
    <meta:generator>LibreOffice/6.1.3.2$Linux_X86_64 LibreOffice_project/10$Build-2</meta:generator>
    <dc:date>2018-11-10T16:11:11.898508025</dc:date>
    <meta:editing-duration>PT5H46M25S</meta:editing-duration>
    <meta:editing-cycles>242</meta:editing-cycles>
    <meta:document-statistic meta:table-count="0" meta:image-count="0" meta:object-count="0" meta:page-count="4" meta:paragraph-count="41" meta:word-count="1526" meta:character-count="9410" meta:non-whitespace-character-count="7926"/>
  </office:meta>
</office:document-meta>
</file>